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0a6" officeooo:paragraph-rsid="001d80a6"/>
    </style:style>
    <style:style style:name="P2" style:family="paragraph" style:parent-style-name="Standard">
      <style:text-properties officeooo:rsid="001d80a6" officeooo:paragraph-rsid="001e0e79"/>
    </style:style>
    <style:style style:name="P3" style:family="paragraph" style:parent-style-name="Standard">
      <style:paragraph-properties fo:text-align="center" style:justify-single-word="false"/>
      <style:text-properties officeooo:rsid="001d80a6" officeooo:paragraph-rsid="001d80a6"/>
    </style:style>
    <style:style style:name="P4" style:family="paragraph" style:parent-style-name="Standard">
      <style:text-properties officeooo:rsid="001d80a6" officeooo:paragraph-rsid="001f85f2"/>
    </style:style>
    <style:style style:name="P5" style:family="paragraph" style:parent-style-name="Standard">
      <style:text-properties officeooo:rsid="001e0e79" officeooo:paragraph-rsid="001e0e79"/>
    </style:style>
    <style:style style:name="P6" style:family="paragraph" style:parent-style-name="Standard">
      <style:text-properties officeooo:rsid="001e0e79" officeooo:paragraph-rsid="001f85f2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e0e79" officeooo:paragraph-rsid="001e0e7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0e79" officeooo:paragraph-rsid="001f85f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85de" officeooo:paragraph-rsid="002085de" style:font-weight-asian="bold" style:font-weight-complex="bold"/>
    </style:style>
    <style:style style:name="P10" style:family="paragraph" style:parent-style-name="Standard">
      <style:text-properties officeooo:rsid="001f85f2" officeooo:paragraph-rsid="001f85f2"/>
    </style:style>
    <style:style style:name="P11" style:family="paragraph" style:parent-style-name="Standard">
      <style:text-properties officeooo:rsid="001f85f2" officeooo:paragraph-rsid="002085de"/>
    </style:style>
    <style:style style:name="P12" style:family="paragraph" style:parent-style-name="Standard">
      <style:text-properties officeooo:rsid="002085de" officeooo:paragraph-rsid="002085de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085de" officeooo:paragraph-rsid="002085d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085de" officeooo:paragraph-rsid="002243a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419d5" officeooo:paragraph-rsid="002419d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419d5" officeooo:paragraph-rsid="0024252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4faa7" officeooo:paragraph-rsid="0024faa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4faa7" officeooo:paragraph-rsid="0026165a" style:font-weight-asian="normal" style:font-weight-complex="normal"/>
    </style:style>
    <style:style style:name="T1" style:family="text">
      <style:text-properties officeooo:rsid="001d80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e79" style:font-weight-asian="bold" style:font-weight-complex="bold"/>
    </style:style>
    <style:style style:name="T4" style:family="text">
      <style:text-properties fo:font-weight="bold" officeooo:rsid="002243ab" style:font-weight-asian="bold" style:font-weight-complex="bold"/>
    </style:style>
    <style:style style:name="T5" style:family="text">
      <style:text-properties fo:font-weight="bold" officeooo:rsid="00242529" style:font-weight-asian="bold" style:font-weight-complex="bold"/>
    </style:style>
    <style:style style:name="T6" style:family="text">
      <style:text-properties officeooo:rsid="001e0e79"/>
    </style:style>
    <style:style style:name="T7" style:family="text">
      <style:text-properties officeooo:rsid="001f85f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243ab"/>
    </style:style>
    <style:style style:name="T10" style:family="text">
      <style:text-properties officeooo:rsid="002020e8"/>
    </style:style>
    <style:style style:name="T11" style:family="text">
      <style:text-properties officeooo:rsid="002085de"/>
    </style:style>
    <style:style style:name="T12" style:family="text">
      <style:text-properties officeooo:rsid="002243ab"/>
    </style:style>
    <style:style style:name="T13" style:family="text">
      <style:text-properties officeooo:rsid="00242529"/>
    </style:style>
    <style:style style:name="T14" style:family="text">
      <style:text-properties officeooo:rsid="002616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xtes pour site internet</text:p>
      <text:p text:style-name="P1"/>
      <text:p text:style-name="P7"><text:span text:style-name="T11">Nos f</text:span>raises mi-confits</text:p>
      <text:p text:style-name="P1"/>
      <text:p text:style-name="P1">Nos <text:span text:style-name="T2">fraises mi-confits</text:span> sont élaborées à partir des fraises estivales certifiées AB de la ferme. <text:span text:style-name="T6">Celles-ci</text:span> sont soigneusement cueillies et choisies <text:span text:style-name="T6">pour </text:span>leurs qualités gustative<text:span text:style-name="T6">s.</text:span></text:p>
      <text:p text:style-name="P1"/>
      <text:p text:style-name="P2"><text:span text:style-name="T6">Les</text:span> fraises mi-confits révèlent <text:span text:style-name="T6">toutes les saveurs de nos fruits du verger :</text:span> sucrées, fondantes et pétillantes !</text:p>
      <text:p text:style-name="P1"/>
      <text:p text:style-name="P1"><text:span text:style-name="T6">Nos </text:span><text:span text:style-name="T3">bo</text:span><text:span text:style-name="T4">î</text:span><text:span text:style-name="T3">tes</text:span><text:span text:style-name="T6"> en fer blanc sont fabriquées en Allemagne. De taille moyenne, 3 cm de haut et 7,6 cm <text:s/>de diamètre, elles feront un joli cadeau artisanal et original pour les fêtes.</text:span> </text:p>
      <text:p text:style-name="P1"/>
      <text:p text:style-name="P5">Bo<text:span text:style-name="T12">î</text:span>te blanche ou rouge : 6,5 €</text:p>
      <text:p text:style-name="P12">Frais de port en sus, nous contacter pour les déterminer.</text:p>
      <text:p text:style-name="P11"><text:span text:style-name="T8">Ingrédients</text:span> : Fraises, Sucre</text:p>
      <text:p text:style-name="P10"/>
      <text:p text:style-name="P5"/>
      <text:p text:style-name="P7"><text:span text:style-name="T11">Nos c</text:span>uir <text:span text:style-name="T7">100 % </text:span>fraises </text:p>
      <text:p text:style-name="P1"/>
      <text:p text:style-name="P10">Le « cuir » de fraises est obtenu à partir <text:span text:style-name="T1">des fraises estivales certifiées AB de la ferme. </text:span><text:span text:style-name="T6">Celles-ci</text:span><text:span text:style-name="T1"> sont soigneusement cueillies et choisies </text:span><text:span text:style-name="T6">pour </text:span><text:span text:style-name="T1">leurs qualités gustative</text:span><text:span text:style-name="T6">s.</text:span></text:p>
      <text:p text:style-name="P10"/>
      <text:p text:style-name="P1"><text:span text:style-name="T7">Le « cuir » 100 % fraises, sans aucun ajout, révèle l</text:span>e pétillant <text:span text:style-name="T7">et la force de nos fruits.</text:span></text:p>
      <text:p text:style-name="P1">Que le sucre et l'acidulé de la fraise concentrés pour votre plaisir!</text:p>
      <text:p text:style-name="P1"/>
      <text:p text:style-name="P4"><text:span text:style-name="T6">Nos </text:span><text:span text:style-name="T3">bo</text:span><text:span text:style-name="T4">î</text:span><text:span text:style-name="T3">tes</text:span><text:span text:style-name="T6"> en fer blanc sont fabriquées en Allemagne. De taille moyenne, 3 cm de haut et 7,6 cm <text:s/>de diamètre, elles feront un joli cadeau artisanal et original pour les fêtes.</text:span> </text:p>
      <text:p text:style-name="P4"/>
      <text:p text:style-name="P6"><text:span text:style-name="T8">Bo</text:span><text:span text:style-name="T9">î</text:span><text:span text:style-name="T8">te blanche ou rouge </text:span>: 6,5 €</text:p>
      <text:p text:style-name="P12">Frais de port en sus, nous contacter pour les déterminer.</text:p>
      <text:p text:style-name="P10"><text:span text:style-name="T8">Ingrédients </text:span>: Fraises</text:p>
      <text:p text:style-name="P10"/>
      <text:p text:style-name="P4"/>
      <text:p text:style-name="P8"><text:span text:style-name="T11">Nos c</text:span>uir <text:span text:style-name="T7">sucré de </text:span>fraises </text:p>
      <text:p text:style-name="P4"/>
      <text:p text:style-name="P10">Le « cuir » de fraises est obtenu à partir <text:span text:style-name="T1">des fraises estivales certifiées AB de la ferme. </text:span><text:span text:style-name="T6">Celles-ci</text:span><text:span text:style-name="T1"> sont soigneusement cueillies et choisies </text:span><text:span text:style-name="T6">pour </text:span><text:span text:style-name="T1">leurs qualités gustative</text:span><text:span text:style-name="T6">s.</text:span></text:p>
      <text:p text:style-name="P10"/>
      <text:p text:style-name="P4"><text:span text:style-name="T7">Le « cuir » sucré présente un</text:span><text:span text:style-name="T10">e consistance</text:span><text:span text:style-name="T7"> <text:s/>dynamique entre la texture fondante de la fraise et le craquant des fruits secs tout en </text:span><text:span text:style-name="T10">dévoilant</text:span><text:span text:style-name="T7"> une note équilibré</text:span><text:span text:style-name="T10">e</text:span><text:span text:style-name="T7"> entre l’acidité de la fraise et sa saveur sucrée d’origine, rehaussée par le sucre </text:span><text:span text:style-name="T10">AB </text:span><text:span text:style-name="T7">ajouté en petite quantité.</text:span></text:p>
      <text:p text:style-name="P4"/>
      <text:p text:style-name="P4"><text:span text:style-name="T6">Nos </text:span><text:span text:style-name="T3">bo</text:span><text:span text:style-name="T4">î</text:span><text:span text:style-name="T3">tes</text:span><text:span text:style-name="T6"> en fer blanc sont fabriquées en Allemagne. De taille moyenne, 3 cm de haut et 7,6 cm <text:s/>de diamètre, elles feront un joli cadeau artisanal et original pour les fêtes.</text:span> </text:p>
      <text:p text:style-name="P4"/>
      <text:p text:style-name="P6"><text:span text:style-name="T8">Bo</text:span><text:span text:style-name="T9">î</text:span><text:span text:style-name="T8">te blanche ou rouge </text:span>: 6,5 €</text:p>
      <text:p text:style-name="P12">Frais de port en sus, nous contacter pour les déterminer.</text:p>
      <text:p text:style-name="P10"><text:span text:style-name="T8">Ingrédients </text:span>: Fraises, <text:span text:style-name="T10">Sucre</text:span></text:p>
      <text:p text:style-name="P1"/>
      <text:p text:style-name="P1"><text:s/></text:p>
      <text:p text:style-name="P1"/>
      <text:p text:style-name="P1"><text:soft-page-break/></text:p>
      <text:p text:style-name="P1"/>
      <text:p text:style-name="P1"/>
      <text:p text:style-name="P9">Nos différentes bo<text:span text:style-name="T12">î</text:span>tes et nos confitures</text:p>
      <text:p text:style-name="P9"/>
      <text:p text:style-name="P9"/>
      <text:p text:style-name="P14">Afin de déguster nos produits, nous vous proposons des <text:span text:style-name="T2">bo</text:span><text:span text:style-name="T4">î</text:span><text:span text:style-name="T2">tes</text:span> en fer blanc fabriquées en Allemagne au <text:span text:style-name="T2">design festif et joyeux</text:span> ! </text:p>
      <text:p text:style-name="P14">Ce sont des bo<text:span text:style-name="T12">î</text:span>tes conçues pour contenir des produits alimentaires. Elles sont hautes de <text:span text:style-name="T6">3 cm </text:span>et présentent un diamètre de<text:span text:style-name="T6"> 7,6 cm.</text:span></text:p>
      <text:p text:style-name="P13">Les designs, blanc et rouge, sont en vente en ligne. Cependant <text:span text:style-name="T2">trois autres supplémentaires</text:span> sont présents sur les marchés de Noël.</text:p>
      <text:p text:style-name="P13"/>
      <text:p text:style-name="P15">Deux <text:span text:style-name="T2">confitures</text:span> vous sont proposées à la vente, seules ou combinées avec une boîte choisies <text:span text:style-name="T13">(mi confits ou cuir)</text:span>. Elles reflètent les notes fruitées et les arômes délicats de nos fruits cueillis à maturité.</text:p>
      <text:p text:style-name="P15"/>
      <text:p text:style-name="P15">Notre <text:span text:style-name="T2">confiture de fraises</text:span> <text:span text:style-name="T13">mixée </text:span>est élaborée à partir d'un mélange de variétés de fraises certifiées AB du verger.</text:p>
      <text:p text:style-name="P15"><text:span text:style-name="T8">Ingrédients</text:span>: Fraises, Sucre</text:p>
      <text:p text:style-name="P17">Teneur en sucre final<text:span text:style-name="T14">e</text:span> : <text:span text:style-name="T14">55</text:span>%</text:p>
      <text:p text:style-name="P17"/>
      <text:p text:style-name="P15"/>
      <text:p text:style-name="P15"><text:span text:style-name="T13">La </text:span><text:span text:style-name="T5">confiture de Fruits Rouges</text:span><text:span text:style-name="T13"> est o</text:span>btenue à partir de framboises épépinées, de m<text:span text:style-name="T13">û</text:span>roises épépinées</text:p>
      <text:p text:style-name="P15">et de fraises mixées, elle vous fera découvrir l'accord des saveurs du verge<text:span text:style-name="T13">r.</text:span></text:p>
      <text:p text:style-name="P16"><text:span text:style-name="T8">Ingrédients</text:span>: Fraises, <text:span text:style-name="T13">Framboises, Mûroises, </text:span>Sucre</text:p>
      <text:p text:style-name="P18">Teneur en sucre final<text:span text:style-name="T14">e</text:span> : <text:span text:style-name="T14">55</text:span>%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9T09:51:14.824000000</meta:creation-date>
    <dc:date>2024-11-19T12:20:14.572000000</dc:date>
    <meta:editing-duration>PT43M19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36" meta:word-count="525" meta:character-count="3091" meta:non-whitespace-character-count="2590"/>
  </office:meta>
</office:document-meta>
</file>